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1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1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05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03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2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26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29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1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0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7-0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5-0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0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04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08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2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0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0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1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1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1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25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2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15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0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0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0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1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1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2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19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15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1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83064" calcext:value-type="float">
            <text:p>9.86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4045" calcext:value-type="float">
            <text:p>10.0944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46402580645" calcext:value-type="float">
            <text:p>10.28464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54152258065" calcext:value-type="float">
            <text:p>10.31541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31616" calcext:value-type="float">
            <text:p>9.24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076775" calcext:value-type="float">
            <text:p>9.1907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629058064516" calcext:value-type="float">
            <text:p>8.9862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81161290323" calcext:value-type="float">
            <text:p>9.0378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45632" calcext:value-type="float">
            <text:p>9.48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479690322581" calcext:value-type="float">
            <text:p>9.9647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36986666667" calcext:value-type="float">
            <text:p>10.37369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104288" calcext:value-type="float">
            <text:p>10.691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6617142857" calcext:value-type="float">
            <text:p>10.28366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693703225807" calcext:value-type="float">
            <text:p>9.8569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489127272727" calcext:value-type="float">
            <text:p>9.624891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47329032258" calcext:value-type="float">
            <text:p>9.0224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71735" calcext:value-type="float">
            <text:p>8.6271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669742857143" calcext:value-type="float">
            <text:p>9.71669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64464516129" calcext:value-type="float">
            <text:p>9.6806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74" calcext:value-type="float">
            <text:p>9.47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7795" calcext:value-type="float">
            <text:p>9.2847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18944516129" calcext:value-type="float">
            <text:p>9.3318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70193548387" calcext:value-type="float">
            <text:p>8.89770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858141935484" calcext:value-type="float">
            <text:p>8.6585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697341935484" calcext:value-type="float">
            <text:p>8.7469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392744827586" calcext:value-type="float">
            <text:p>8.983927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29470967742" calcext:value-type="float">
            <text:p>9.322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976619354839" calcext:value-type="float">
            <text:p>9.2397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25885714286" calcext:value-type="float">
            <text:p>9.20125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7467" calcext:value-type="float">
            <text:p>9.1974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92984" calcext:value-type="float">
            <text:p>9.16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436975" calcext:value-type="float">
            <text:p>9.0543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72368" calcext:value-type="float">
            <text:p>8.72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56225" calcext:value-type="float">
            <text:p>8.6895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011057142857" calcext:value-type="float">
            <text:p>8.94011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736593548387" calcext:value-type="float">
            <text:p>9.2573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019" calcext:value-type="float">
            <text:p>9.6770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3672" calcext:value-type="float">
            <text:p>9.94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440825" calcext:value-type="float">
            <text:p>10.1244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83184" calcext:value-type="float">
            <text:p>10.21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14503225806" calcext:value-type="float">
            <text:p>9.99714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772975" calcext:value-type="float">
            <text:p>9.2677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0752" calcext:value-type="float">
            <text:p>8.62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112077419355" calcext:value-type="float">
            <text:p>8.4511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3664" calcext:value-type="float">
            <text:p>8.18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623380645161" calcext:value-type="float">
            <text:p>8.2862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20632" calcext:value-type="float">
            <text:p>8.53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42695" calcext:value-type="float">
            <text:p>9.0142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557" calcext:value-type="float">
            <text:p>9.4095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47432" calcext:value-type="float">
            <text:p>9.65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974787096774" calcext:value-type="float">
            <text:p>9.8797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99976" calcext:value-type="float">
            <text:p>10.08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9703225807" calcext:value-type="float">
            <text:p>10.0249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532412903226" calcext:value-type="float">
            <text:p>9.3653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05909677419" calcext:value-type="float">
            <text:p>8.6950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19432258065" calcext:value-type="float">
            <text:p>8.00719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32024" calcext:value-type="float">
            <text:p>7.89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9928" calcext:value-type="float">
            <text:p>8.0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3204" calcext:value-type="float">
            <text:p>9.63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831948387097" calcext:value-type="float">
            <text:p>9.7583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29806451613" calcext:value-type="float">
            <text:p>9.7712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3648" calcext:value-type="float">
            <text:p>9.8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026" calcext:value-type="float">
            <text:p>9.70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83008" calcext:value-type="float">
            <text:p>11.426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5817931035" calcext:value-type="float">
            <text:p>11.670581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6488516129" calcext:value-type="float">
            <text:p>11.9464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26555" calcext:value-type="float">
            <text:p>12.1026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00696" calcext:value-type="float">
            <text:p>12.19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34807741936" calcext:value-type="float">
            <text:p>12.0934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0644" calcext:value-type="float">
            <text:p>12.01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9729032258" calcext:value-type="float">
            <text:p>12.134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212775" calcext:value-type="float">
            <text:p>12.45212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27888" calcext:value-type="float">
            <text:p>12.7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4628" calcext:value-type="float">
            <text:p>12.64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27712" calcext:value-type="float">
            <text:p>12.67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531" calcext:value-type="float">
            <text:p>13.011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10565714286" calcext:value-type="float">
            <text:p>13.46105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22965" calcext:value-type="float">
            <text:p>13.8022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22632258065" calcext:value-type="float">
            <text:p>14.052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98624" calcext:value-type="float">
            <text:p>14.1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481925" calcext:value-type="float">
            <text:p>14.1748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7952" calcext:value-type="float">
            <text:p>14.3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2056774194" calcext:value-type="float">
            <text:p>14.6242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0365" calcext:value-type="float">
            <text:p>14.3890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242336" calcext:value-type="float">
            <text:p>13.872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0641" calcext:value-type="float">
            <text:p>13.5106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350725" calcext:value-type="float">
            <text:p>13.5835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37192" calcext:value-type="float">
            <text:p>13.6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37605" calcext:value-type="float">
            <text:p>13.3237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12178064516" calcext:value-type="float">
            <text:p>13.1112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4283870968" calcext:value-type="float">
            <text:p>12.694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9872516129" calcext:value-type="float">
            <text:p>11.5898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69528" calcext:value-type="float">
            <text:p>11.02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576775" calcext:value-type="float">
            <text:p>11.0957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8385714286" calcext:value-type="float">
            <text:p>11.33583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51932903226" calcext:value-type="float">
            <text:p>11.73519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3850322581" calcext:value-type="float">
            <text:p>11.9173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64887741936" calcext:value-type="float">
            <text:p>11.7764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43197419355" calcext:value-type="float">
            <text:p>11.8743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4753548387" calcext:value-type="float">
            <text:p>11.8534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29896774194" calcext:value-type="float">
            <text:p>11.7529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0350967742" calcext:value-type="float">
            <text:p>11.5510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36209032258" calcext:value-type="float">
            <text:p>11.2236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963675" calcext:value-type="float">
            <text:p>10.8096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79648" calcext:value-type="float">
            <text:p>10.48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703125" calcext:value-type="float">
            <text:p>10.5370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5762857143" calcext:value-type="float">
            <text:p>10.92457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818025" calcext:value-type="float">
            <text:p>11.3481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4513548387" calcext:value-type="float">
            <text:p>11.6614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7164" calcext:value-type="float">
            <text:p>12.10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7636" calcext:value-type="float">
            <text:p>12.32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7376" calcext:value-type="float">
            <text:p>12.45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4536774194" calcext:value-type="float">
            <text:p>12.41745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589275" calcext:value-type="float">
            <text:p>12.0958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9256" calcext:value-type="float">
            <text:p>11.54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87625" calcext:value-type="float">
            <text:p>11.5828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42008" calcext:value-type="float">
            <text:p>11.61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71925" calcext:value-type="float">
            <text:p>11.8507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54585714286" calcext:value-type="float">
            <text:p>12.10545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30812903226" calcext:value-type="float">
            <text:p>12.363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59032258065" calcext:value-type="float">
            <text:p>12.695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90544" calcext:value-type="float">
            <text:p>13.0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1012" calcext:value-type="float">
            <text:p>13.43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53248" calcext:value-type="float">
            <text:p>13.49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6851" calcext:value-type="float">
            <text:p>13.6668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3610322581" calcext:value-type="float">
            <text:p>13.2493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87545806452" calcext:value-type="float">
            <text:p>12.6987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44350967742" calcext:value-type="float">
            <text:p>12.08443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6103225807" calcext:value-type="float">
            <text:p>11.7166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3966896552" calcext:value-type="float">
            <text:p>12.173396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718975" calcext:value-type="float">
            <text:p>12.5671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98704516129" calcext:value-type="float">
            <text:p>12.9498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93729032258" calcext:value-type="float">
            <text:p>13.049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7259354839" calcext:value-type="float">
            <text:p>13.2807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52198709677" calcext:value-type="float">
            <text:p>13.2752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67925" calcext:value-type="float">
            <text:p>13.0546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7992" calcext:value-type="float">
            <text:p>12.89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537625" calcext:value-type="float">
            <text:p>12.5353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3728" calcext:value-type="float">
            <text:p>11.7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7105" calcext:value-type="float">
            <text:p>11.3997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34588571429" calcext:value-type="float">
            <text:p>11.56345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51095" calcext:value-type="float">
            <text:p>11.9251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6263225806" calcext:value-type="float">
            <text:p>12.22562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2744" calcext:value-type="float">
            <text:p>12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1822" calcext:value-type="float">
            <text:p>12.291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93888" calcext:value-type="float">
            <text:p>12.22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5157" calcext:value-type="float">
            <text:p>12.3051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50552258065" calcext:value-type="float">
            <text:p>11.24505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96369032258" calcext:value-type="float">
            <text:p>10.5896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79268571429" calcext:value-type="float">
            <text:p>10.22792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56461538462" calcext:value-type="float">
            <text:p>10.00564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5762857143" calcext:value-type="float">
            <text:p>10.54357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5200516129" calcext:value-type="float">
            <text:p>10.7852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2128" calcext:value-type="float">
            <text:p>10.94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26045" calcext:value-type="float">
            <text:p>10.9326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06544516129" calcext:value-type="float">
            <text:p>10.8406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66121290323" calcext:value-type="float">
            <text:p>10.52661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86077419355" calcext:value-type="float">
            <text:p>10.368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6673548387" calcext:value-type="float">
            <text:p>10.34166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6868" calcext:value-type="float">
            <text:p>10.24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35425" calcext:value-type="float">
            <text:p>10.4543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44277142857" calcext:value-type="float">
            <text:p>10.82442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99138064516" calcext:value-type="float">
            <text:p>11.0599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03127741936" calcext:value-type="float">
            <text:p>11.13031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7886451613" calcext:value-type="float">
            <text:p>11.21378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86642580645" calcext:value-type="float">
            <text:p>11.2386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7488" calcext:value-type="float">
            <text:p>11.3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058775" calcext:value-type="float">
            <text:p>11.5605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18775" calcext:value-type="float">
            <text:p>11.4081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22176" calcext:value-type="float">
            <text:p>11.342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9183" calcext:value-type="float">
            <text:p>10.9891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72736" calcext:value-type="float">
            <text:p>10.6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1295" calcext:value-type="float">
            <text:p>10.361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96990344828" calcext:value-type="float">
            <text:p>10.51969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315225" calcext:value-type="float">
            <text:p>10.7431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83409032258" calcext:value-type="float">
            <text:p>10.8883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18689032258" calcext:value-type="float">
            <text:p>10.92186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412975" calcext:value-type="float">
            <text:p>10.9441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43734193548" calcext:value-type="float">
            <text:p>10.8043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917925" calcext:value-type="float">
            <text:p>10.9591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4895" calcext:value-type="float">
            <text:p>11.1554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76348387097" calcext:value-type="float">
            <text:p>11.187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69675" calcext:value-type="float">
            <text:p>11.2896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1907096774" calcext:value-type="float">
            <text:p>11.1491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5428" calcext:value-type="float">
            <text:p>11.42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68391724138" calcext:value-type="float">
            <text:p>11.91683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6196" calcext:value-type="float">
            <text:p>12.23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51895" calcext:value-type="float">
            <text:p>12.5651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3784" calcext:value-type="float">
            <text:p>13.0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20225" calcext:value-type="float">
            <text:p>13.4292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1715" calcext:value-type="float">
            <text:p>13.721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1410909091" calcext:value-type="float">
            <text:p>13.898141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56305454546" calcext:value-type="float">
            <text:p>13.715630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1799" calcext:value-type="float">
            <text:p>13.6317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6778181818" calcext:value-type="float">
            <text:p>13.158677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82325" calcext:value-type="float">
            <text:p>12.528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93069090909" calcext:value-type="float">
            <text:p>12.419306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54245714286" calcext:value-type="float">
            <text:p>12.59542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1517419355" calcext:value-type="float">
            <text:p>12.8161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83721290323" calcext:value-type="float">
            <text:p>13.17837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9796" calcext:value-type="float">
            <text:p>13.09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47630967742" calcext:value-type="float">
            <text:p>13.18476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40936" calcext:value-type="float">
            <text:p>13.1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9612903226" calcext:value-type="float">
            <text:p>12.926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7189677419" calcext:value-type="float">
            <text:p>12.9177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0056" calcext:value-type="float">
            <text:p>12.69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23687741936" calcext:value-type="float">
            <text:p>13.10236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1288" calcext:value-type="float">
            <text:p>13.8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93138064516" calcext:value-type="float">
            <text:p>13.8793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50102857143" calcext:value-type="float">
            <text:p>13.63501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3406451613" calcext:value-type="float">
            <text:p>13.3443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2232" calcext:value-type="float">
            <text:p>13.0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05411612903" calcext:value-type="float">
            <text:p>13.08054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30576" calcext:value-type="float">
            <text:p>12.98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50412903226" calcext:value-type="float">
            <text:p>12.805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6103225807" calcext:value-type="float">
            <text:p>12.8596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2236081191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6573333333" calcext:value-type="float">
            <text:p>13.0486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892" meta:object-count="0"/>
    <meta:user-defined meta:name="AppVersion">3.0</meta:user-defined>
  </office:meta>
</office:document-meta>
</file>